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4.222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7.7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2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.367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6.52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gr5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3pt" style:font-size-asian="3pt" style:font-size-complex="3pt"/>
    </style:style>
    <style:style style:name="T10" style:family="text">
      <style:text-properties fo:color="#000000" fo:font-size="6pt" fo:background-color="transparent" style:font-size-asian="6pt" style:font-size-complex="6pt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22cm" svg:height="1.6cm" svg:x="92.24cm" svg:y="8.4cm">
          <draw:text-box>
            <text:p><text:span text:style-name="T1"><text:file-name text:display="name">005-013-QMBHWTunneling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1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2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3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3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3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3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3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3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3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3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3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3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4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3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3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3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3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3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5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3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5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3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3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3">QMLevel</text:span></text:p>
        </draw:connector>
        <draw:connector draw:style-name="gr12" draw:text-style-name="P7" xml:id="id115" draw:id="id115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3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3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3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3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4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9.9cm" svg:y="7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5cm">
              <text:p text:style-name="P9"><text:span text:style-name="T3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9cm" svg:y="7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8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9cm" svg:y="7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9cm" svg:y="79.4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cm" svg:y="79.402cm">
                <text:p text:style-name="P9"><text:span text:style-name="T3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3.2cm" svg:y1="79.101cm" svg:x2="26.502cm" svg:y2="79.4cm" draw:start-shape="id19" draw:start-glue-point="1" draw:end-shape="id20" draw:end-glue-point="6" svg:d="M23200 79101l3302 299" svg:viewBox="0 0 3303 300">
          <text:p/>
        </draw:connector>
        <draw:g xml:id="id21" draw:id="id21">
          <draw:g>
            <draw:custom-shape draw:style-name="gr7" draw:text-style-name="P10" draw:layer="ConfigLayout" svg:width="0.8cm" svg:height="0.3cm" svg:x="20.3cm" svg:y="80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198cm">
              <text:p text:style-name="P9"><text:span text:style-name="T3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3cm" svg:y="80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3cm" svg:y="80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5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3cm" svg:y="81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4cm" svg:y="81.1cm">
                <text:p text:style-name="P9"><text:span text:style-name="T3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3.6cm" svg:y1="80.799cm" svg:x2="27.1cm" svg:y2="81.15cm" draw:start-shape="id21" draw:start-glue-point="1" draw:end-shape="id22" draw:end-glue-point="6" svg:d="M23600 80799l3500 351" svg:viewBox="0 0 35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6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0.128cm" svg:y2="86.928cm" draw:start-shape="id2" draw:start-glue-point="6" draw:end-shape="id24" draw:end-glue-point="9" svg:d="M39201 107199l-9073-20271" svg:viewBox="0 0 9074 202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6">Transfer</text:span></text:p>
        </draw:connector>
        <draw:connector draw:style-name="gr11" draw:text-style-name="P7" draw:layer="ConfigLayout" draw:type="line" svg:x1="28.95cm" svg:y1="84.5cm" svg:x2="27.851cm" svg:y2="83.001cm" draw:start-shape="id25" draw:start-glue-point="4" draw:end-shape="id23" draw:end-glue-point="8" svg:d="M28950 84500l-1099-1499" svg:viewBox="0 0 1100 1500">
          <text:p text:style-name="P9"><text:span text:style-name="T6">Transfer</text:span></text:p>
        </draw:connector>
        <draw:connector draw:style-name="gr11" draw:text-style-name="P7" draw:layer="ConfigLayout" draw:type="line" svg:x1="29.774cm" svg:y1="86.574cm" svg:x2="28.95cm" svg:y2="85cm" draw:start-shape="id24" draw:start-glue-point="5" draw:end-shape="id25" draw:end-glue-point="8" svg:d="M29774 86574l-824-1574" svg:viewBox="0 0 825 1575">
          <text:p text:style-name="P9"><text:span text:style-name="T6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6" draw:end-glue-point="8" svg:d="M40751 109101c0-22069 665-7356 665-29427" svg:viewBox="0 0 666 29428">
          <text:p text:style-name="P9"><text:span text:style-name="T3">Reset</text:span></text:p>
        </draw:connector>
        <draw:g xml:id="id27" draw:id="id27">
          <draw:g>
            <draw:custom-shape draw:style-name="gr16" draw:text-style-name="P10" draw:layer="ConfigLayout" svg:width="0.8cm" svg:height="0.3cm" svg:x="41.5cm" svg:y="82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3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3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3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7" draw:start-glue-point="0" draw:end-shape="id28" draw:end-glue-point="8" svg:d="M43150 82000l101-1299" svg:viewBox="0 0 102 1300">
          <text:p/>
        </draw:connector>
        <draw:g xml:id="id29" draw:id="id29">
          <draw:g>
            <draw:custom-shape draw:style-name="gr16" draw:text-style-name="P10" draw:layer="ConfigLayout" svg:width="0.8cm" svg:height="0.3cm" svg:x="34.3cm" svg:y="70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.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1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1.1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1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2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0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7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3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3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6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6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9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9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3.2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3.2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2.151cm" svg:x2="31.599cm" svg:y2="71.601cm" draw:start-shape="id29" draw:start-glue-point="3" draw:end-shape="id20" draw:end-glue-point="5" svg:d="M34300 72151l-2701-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3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g xml:id="id30" draw:id="id30">
          <draw:g>
            <draw:custom-shape draw:style-name="gr16" draw:text-style-name="P10" draw:layer="ConfigLayout" svg:width="0.8cm" svg:height="0.3cm" svg:x="13.3cm" svg:y="6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5cm">
              <text:p text:style-name="P9"><text:span text:style-name="T3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3.3cm" svg:y="6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8cm">
              <text:p text:style-name="P9"><text:span text:style-name="T3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3.3cm" svg:y="6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6.2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3.3cm" svg:y="69.702cm">
                <text:p text:style-name="P9"><text:span text:style-name="T3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4cm" svg:y="69.702cm">
                <text:p text:style-name="P9"><text:span text:style-name="T6">005-011-QMBHWTunnelin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5.5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69.4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4cm" svg:y="69.402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6cm" svg:y1="69.251cm" svg:x2="16.9cm" svg:y2="71.05cm" draw:start-shape="id30" draw:start-glue-point="1" draw:end-shape="id31" draw:end-glue-point="6" svg:d="M166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2" draw:start-glue-point="9" draw:end-shape="id20" draw:end-glue-point="5" svg:d="M29127 70927l2472 674" svg:viewBox="0 0 2473 675">
          <text:p text:style-name="P9"><text:span text:style-name="T3">Transfer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>FidelityScore:0 2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>Score:0 4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:3 1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26" draw:text-style-name="P10" draw:layer="ConfigLayout" draw:type="curve" draw:line-skew="8.117cm" svg:x1="40.574cm" svg:y1="109.174cm" svg:x2="17.15cm" svg:y2="71.3cm" draw:start-shape="id5" draw:start-glue-point="5" draw:end-shape="id31" draw:end-glue-point="8" svg:d="M40574 109174c0-16284-23424 2653-23424-37874" svg:viewBox="0 0 23425 37875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Reset 5</text:span></text:p>
        </draw:connector>
        <draw:custom-shape draw:style-name="gr5" draw:text-style-name="P6" xml:id="id31" draw:id="id31" draw:layer="ConfigLayout" svg:width="0.5cm" svg:height="0.5cm" svg:x="16.9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3" draw:id="id33">
          <draw:g>
            <draw:custom-shape draw:style-name="gr16" draw:text-style-name="P10" draw:layer="ConfigLayout" svg:width="0.8cm" svg:height="0.3cm" svg:x="16.8cm" svg:y="66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1cm">
              <text:p text:style-name="P9"><text:span text:style-name="T3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6.8cm" svg:y="66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4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6.8cm" svg:y="66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9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3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0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0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6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6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9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9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2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2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5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5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8.45cm" svg:y1="68.802cm" svg:x2="19.85cm" svg:y2="70.7cm" draw:start-shape="id33" draw:end-shape="id34" draw:end-glue-point="4" svg:d="M18450 68802l1400 1898" svg:viewBox="0 0 1401 1899">
          <text:p/>
        </draw:connector>
        <draw:connector draw:style-name="gr11" draw:text-style-name="P10" draw:layer="ConfigLayout" draw:type="line" svg:x1="17.4cm" svg:y1="71.05cm" svg:x2="19.6cm" svg:y2="70.95cm" draw:start-shape="id31" draw:start-glue-point="10" draw:end-shape="id34" draw:end-glue-point="6" svg:d="M17400 71050l2200-100" svg:viewBox="0 0 2201 101">
          <text:p text:style-name="P9"><text:span text:style-name="T3">Indexed</text:span></text:p>
        </draw:connector>
        <draw:g xml:id="id39" draw:id="id39">
          <draw:g>
            <draw:custom-shape draw:style-name="gr7" draw:text-style-name="P10" draw:layer="ConfigLayout" svg:width="0.8cm" svg:height="0.3cm" svg:x="20.7cm" svg:y="67.5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498cm">
              <text:p text:style-name="P9"><text:span text:style-name="T3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7cm" svg:y="67.8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7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7cm" svg:y="68.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9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68.4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8cm" svg:y="68.4cm">
                <text:p text:style-name="P9"><text:span text:style-name="T3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0.1cm" svg:y1="70.95cm" svg:x2="21.35cm" svg:y2="72.3cm" draw:start-shape="id34" draw:start-glue-point="10" draw:end-shape="id35" draw:end-glue-point="4" svg:d="M20100 70950l1250 1350" svg:viewBox="0 0 1251 1351">
          <text:p text:style-name="P9"><text:span text:style-name="T3">Transfer</text:span></text:p>
        </draw:connector>
        <draw:connector draw:style-name="gr11" draw:text-style-name="P10" draw:layer="ConfigLayout" draw:type="line" svg:x1="21.9cm" svg:y1="70.55cm" svg:x2="23.7cm" svg:y2="70.55cm" draw:start-shape="id36" draw:start-glue-point="10" draw:end-shape="id37" draw:end-glue-point="6" svg:d="M21900 70550h1800" svg:viewBox="0 0 1801 1">
          <text:p text:style-name="P9"><text:span text:style-name="T3">Transfer</text:span></text:p>
        </draw:connector>
        <draw:connector draw:style-name="gr11" draw:text-style-name="P10" draw:layer="ConfigLayout" draw:type="line" svg:x1="24.2cm" svg:y1="70.55cm" svg:x2="26cm" svg:y2="70.65cm" draw:start-shape="id37" draw:start-glue-point="10" draw:end-shape="id38" draw:end-glue-point="6" svg:d="M24200 70550l1800 100" svg:viewBox="0 0 1801 101">
          <text:p text:style-name="P9"><text:span text:style-name="T3">Transfer</text:span></text:p>
        </draw:connector>
        <draw:connector draw:style-name="gr11" draw:text-style-name="P10" draw:layer="ConfigLayout" draw:type="line" svg:x1="26.5cm" svg:y1="70.65cm" svg:x2="28.7cm" svg:y2="70.75cm" draw:start-shape="id38" draw:start-glue-point="10" draw:end-shape="id32" draw:end-glue-point="6" svg:d="M26500 70650l2200 100" svg:viewBox="0 0 2201 101">
          <text:p text:style-name="P9"><text:span text:style-name="T3">Transfer</text:span></text:p>
        </draw:connector>
        <draw:connector draw:style-name="gr12" draw:text-style-name="P7" draw:layer="ConfigLayout" draw:type="line" svg:x1="22.35cm" svg:y1="68.7cm" svg:x2="21.65cm" svg:y2="70.3cm" draw:start-shape="id39" draw:start-glue-point="2" draw:end-shape="id36" draw:end-glue-point="4" svg:d="M22350 68700l-700 1600" svg:viewBox="0 0 701 1601">
          <text:p/>
        </draw:connector>
        <draw:connector draw:style-name="gr12" draw:text-style-name="P7" draw:layer="ConfigLayout" draw:type="line" svg:x1="26.05cm" svg:y1="69.002cm" svg:x2="23.95cm" svg:y2="70.3cm" draw:start-shape="id40" draw:start-glue-point="2" draw:end-shape="id37" draw:end-glue-point="4" svg:d="M26050 69002l-2100 1298" svg:viewBox="0 0 2101 1299">
          <text:p/>
        </draw:connector>
        <draw:connector draw:style-name="gr12" draw:text-style-name="P7" draw:layer="ConfigLayout" draw:type="line" svg:x1="29.85cm" svg:y1="68.802cm" svg:x2="26.25cm" svg:y2="70.4cm" draw:start-shape="id41" draw:start-glue-point="2" draw:end-shape="id38" svg:d="M29850 68802l-3600 1598" svg:viewBox="0 0 3601 1599">
          <text:p/>
        </draw:connector>
        <draw:connector draw:style-name="gr12" draw:text-style-name="P7" draw:layer="ConfigLayout" draw:type="line" svg:x1="33.45cm" svg:y1="69.5cm" svg:x2="29.2cm" svg:y2="70.75cm" draw:start-shape="id42" draw:start-glue-point="2" draw:end-shape="id32" draw:end-glue-point="10" svg:d="M33450 69500l-4250 1250" svg:viewBox="0 0 4251 1251">
          <text:p/>
        </draw:connector>
        <draw:g xml:id="id41" draw:id="id41">
          <draw:g>
            <draw:custom-shape draw:style-name="gr7" draw:text-style-name="P10" draw:layer="ConfigLayout" svg:width="0.8cm" svg:height="0.3cm" svg:x="28.2cm" svg:y="67.6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6cm">
              <text:p text:style-name="P9"><text:span text:style-name="T3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8.2cm" svg:y="67.9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8.2cm" svg:y="68.2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0.4cm" svg:y="68.5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8.2cm" svg:y="68.5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9.3cm" svg:y="68.502cm">
                <text:p text:style-name="P9"><text:span text:style-name="T3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7" draw:text-style-name="P10" draw:layer="ConfigLayout" svg:width="0.8cm" svg:height="0.3cm" svg:x="31.8cm" svg:y="68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298cm">
              <text:p text:style-name="P9"><text:span text:style-name="T3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1.8cm" svg:y="68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1.8cm" svg:y="68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4cm" svg:y="69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8cm" svg:y="69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2.9cm" svg:y="69.2cm">
                <text:p text:style-name="P9"><text:span text:style-name="T3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0" draw:id="id40">
          <draw:g>
            <draw:custom-shape draw:style-name="gr16" draw:text-style-name="P10" draw:layer="ConfigLayout" svg:width="0.8cm" svg:height="0.3cm" svg:x="24.4cm" svg:y="67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7.8cm">
              <text:p text:style-name="P9"><text:span text:style-name="T3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4cm" svg:y="68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8.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4cm" svg:y="68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.6cm" svg:y="68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4cm" svg:y="68.7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5cm" svg:y="68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21.65cm" svg:y2="70.8cm" draw:start-shape="id2" draw:start-glue-point="6" draw:end-shape="id36" draw:end-glue-point="8" svg:d="M39201 107199l-17551-36399" svg:viewBox="0 0 175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38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2" draw:end-glue-point="8" svg:d="M39201 107199l-10251-36199" svg:viewBox="0 0 10252 36200">
          <text:p/>
        </draw:connector>
        <draw:custom-shape draw:style-name="gr5" draw:text-style-name="P6" xml:id="id34" draw:id="id34" draw:layer="ConfigLayout" svg:width="0.5cm" svg:height="0.5cm" svg:x="19.6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23.7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6" draw:id="id36" draw:layer="ConfigLayout" svg:width="0.5cm" svg:height="0.5cm" svg:x="21.4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2" draw:start-glue-point="10" draw:end-shape="id7" draw:end-glue-point="4" svg:d="M29200 70750c71398 0 41350 35951 60098 35951" svg:viewBox="0 0 60099 35952">
          <text:p text:style-name="P9"><text:span text:style-name="T3">ResetValue</text:span></text:p>
        </draw:connector>
        <draw:connector draw:style-name="gr15" draw:text-style-name="P10" draw:layer="ConfigLayout" draw:type="curve" svg:x1="26.427cm" svg:y1="70.827cm" svg:x2="88.95cm" svg:y2="109.001cm" draw:start-shape="id38" draw:start-glue-point="9" draw:end-shape="id10" draw:end-glue-point="4" svg:d="M26427 70827c0 28686 62523 9599 62523 38174" svg:viewBox="0 0 62524 38175">
          <text:p text:style-name="P9"><text:span text:style-name="T3">ResetValue</text:span></text:p>
        </draw:connector>
        <draw:g xml:id="id45" draw:id="id45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3cm">
            <draw:text-box>
              <text:p text:style-name="P2"><text:span text:style-name="T1">LaserX</text:span></text:p>
              <text:p text:style-name="P2"><text:span text:style-name="T1">Velocity</text:span></text:p>
            </draw:text-box>
          </draw:frame>
          <draw:polygon draw:style-name="gr3" draw:text-style-name="P4" draw:layer="layout" svg:width="9.721cm" svg:height="7.479cm" svg:x="38.489cm" svg:y="38.10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133cm" svg:x1="28.773cm" svg:y1="84.573cm" svg:x2="94.301cm" svg:y2="23.899cm" draw:start-shape="id25" draw:start-glue-point="5" draw:end-shape="id43" draw:end-glue-point="4" svg:d="M28773 84573c0-57607 65528-27271 65528-60674" svg:viewBox="0 0 65529 60675">
          <text:p/>
        </draw:connector>
        <draw:connector draw:style-name="gr28" draw:text-style-name="P14" draw:layer="layout" draw:type="curve" svg:x1="39.118cm" svg:y1="79.176cm" svg:x2="38.301cm" svg:y2="45.7cm" draw:start-shape="id44" draw:start-glue-point="4" draw:end-shape="id45" draw:end-glue-point="6" svg:d="M39118 79176c0-24955-817-8218-817-33476" svg:viewBox="0 0 818 33477">
          <text:p/>
        </draw:connector>
        <draw:connector draw:style-name="gr28" draw:text-style-name="P14" draw:layer="layout" draw:type="curve" svg:x1="41.666cm" svg:y1="79.424cm" svg:x2="52.602cm" svg:y2="57.3cm" draw:start-shape="id26" draw:start-glue-point="10" draw:end-shape="id46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7">Layer 2 </text:span></text:p>
          <text:p text:style-name="P15"><text:span text:style-name="T7">Control</text:span></text:p>
          <draw:enhanced-geometry svg:viewBox="0 0 21600 21600" draw:type="rectangle" draw:enhanced-path="M 0 0 L 21600 0 21600 21600 0 21600 0 0 Z N"/>
        </draw:custom-shape>
        <draw:g xml:id="id47" draw:id="id47">
          <draw:g>
            <draw:custom-shape draw:style-name="gr16" draw:text-style-name="P10" draw:layer="ConfigLayout" svg:width="0.8cm" svg:height="0.3cm" svg:x="48.4cm" svg:y="55.3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7" draw:start-glue-point="1" draw:end-shape="id46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48" draw:start-glue-point="1" draw:end-shape="id46" draw:end-glue-point="6" svg:d="M55600 48651l2002 851" svg:viewBox="0 0 2003 852">
          <text:p/>
        </draw:connector>
        <draw:g xml:id="id48" draw:id="id48">
          <draw:g>
            <draw:custom-shape draw:style-name="gr16" draw:text-style-name="P10" draw:layer="ConfigLayout" svg:width="0.8cm" svg:height="0.3cm" svg:x="52.3cm" svg:y="48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5.6cm" svg:y1="56.051cm" svg:x2="62.7cm" svg:y2="57.3cm" draw:start-shape="id49" draw:start-glue-point="3" draw:end-shape="id46" draw:end-glue-point="5" svg:d="M65600 56051l-2900 1249" svg:viewBox="0 0 2901 1250">
          <text:p/>
        </draw:connector>
        <draw:connector draw:style-name="gr12" draw:text-style-name="P7" draw:layer="ConfigLayout" draw:type="line" svg:x1="37cm" svg:y1="45.35cm" svg:x2="38.301cm" svg:y2="45.7cm" draw:start-shape="id50" draw:start-glue-point="1" draw:end-shape="id45" draw:end-glue-point="6" svg:d="M37000 45350l1301 350" svg:viewBox="0 0 1302 351">
          <text:p/>
        </draw:connector>
        <draw:g xml:id="id51" draw:id="id51">
          <draw:g>
            <draw:custom-shape draw:style-name="gr16" draw:text-style-name="P10" draw:layer="ConfigLayout" svg:width="0.8cm" svg:height="0.3cm" svg:x="37.3cm" svg:y="38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01cm" draw:start-shape="id51" draw:start-glue-point="1" draw:end-shape="id45" draw:end-glue-point="5" svg:d="M40600 38850l2798-949" svg:viewBox="0 0 2799 950">
          <text:p/>
        </draw:connector>
        <draw:g xml:id="id52" draw:id="id52">
          <draw:g>
            <draw:custom-shape draw:style-name="gr16" draw:text-style-name="P10" draw:layer="ConfigLayout" svg:width="0.8cm" svg:height="0.3cm" svg:x="50.8cm" svg:y="44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6cm" svg:y="44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8cm" svg:y="44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cm" svg:y="44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8cm" svg:y="44.6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.9cm" svg:y="44.602cm">
                <text:p text:style-name="P9"><text:span text:style-name="T3">0.7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8cm" svg:y1="44.451cm" svg:x2="48.398cm" svg:y2="45.699cm" draw:start-shape="id52" draw:start-glue-point="3" draw:end-shape="id45" draw:end-glue-point="4" svg:d="M50800 44451l-2402 1248" svg:viewBox="0 0 2403 1249">
          <text:p/>
        </draw:connector>
        <draw:g xml:id="id94" draw:id="id94">
          <draw:g>
            <draw:custom-shape draw:style-name="gr16" draw:text-style-name="P10" draw:layer="ConfigLayout" svg:width="0.8cm" svg:height="0.3cm" svg:x="106.4cm" svg:y="21.57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7.2cm" svg:y="21.569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6.4cm" svg:y="21.87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8.6cm" svg:y="22.4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471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471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8.6cm" svg:y="22.1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171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171cm">
                <text:p text:style-name="P9"><text:span text:style-name="T3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2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6.4cm" svg:y="22.771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771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0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071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0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3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371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3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6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671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67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6.4cm" svg:y="21.57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3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3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3" draw:id="id53">
          <draw:g>
            <draw:custom-shape draw:style-name="gr7" draw:text-style-name="P10" draw:layer="layout" svg:width="0.8cm" svg:height="0.3cm" svg:x="22.8cm" svg:y="84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198cm">
              <text:p text:style-name="P9"><text:span text:style-name="T3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2.8cm" svg:y="84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2.8cm" svg:y="84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cm" svg:y="85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8cm" svg:y="85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5.1cm">
                <text:p text:style-name="P9"><text:span text:style-name="T3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1cm" svg:y1="84.799cm" svg:x2="28.773cm" svg:y2="84.927cm" draw:start-shape="id53" draw:start-glue-point="1" draw:end-shape="id25" draw:end-glue-point="7" svg:d="M26100 84799l2673 128" svg:viewBox="0 0 2674 129">
          <text:p/>
        </draw:connector>
        <draw:connector draw:style-name="gr12" draw:text-style-name="P7" draw:layer="layout" draw:type="line" svg:x1="39.201cm" svg:y1="107.199cm" svg:x2="29.127cm" svg:y2="84.927cm" draw:start-shape="id2" draw:start-glue-point="6" draw:end-shape="id25" draw:end-glue-point="9" svg:d="M39201 107199l-10074-22272" svg:viewBox="0 0 10075 222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4" draw:end-glue-point="6" svg:d="M36599 79399l2269 27" svg:viewBox="0 0 2270 28">
          <text:p/>
        </draw:connector>
        <draw:custom-shape draw:style-name="gr5" draw:text-style-name="P6" xml:id="id26" draw:id="id26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4" draw:start-glue-point="2" draw:end-shape="id26" draw:end-glue-point="11" svg:d="M43250 77802l-1657 1445" svg:viewBox="0 0 1658 1446">
          <text:p/>
        </draw:connector>
        <draw:g xml:id="id54" draw:id="id54">
          <draw:g>
            <draw:custom-shape draw:style-name="gr16" draw:text-style-name="P10" draw:layer="layout" svg:width="0.8cm" svg:height="0.3cm" svg:x="41.6cm" svg:y="75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3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5" draw:id="id55">
          <draw:g>
            <draw:custom-shape draw:style-name="gr16" draw:text-style-name="P10" draw:layer="layout" svg:width="0.8cm" svg:height="0.3cm" svg:x="34.8cm" svg:y="73.9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3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5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7">Layer 0 </text:span></text:p>
          <text:p text:style-name="P15"><text:span text:style-name="T7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7">Layer 1 </text:span></text:p>
          <text:p text:style-name="P15"><text:span text:style-name="T7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5" draw:id="id25" draw:layer="layout" svg:width="0.5cm" svg:height="0.5cm" svg:x="28.7cm" svg:y="8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3" draw:start-glue-point="5" draw:end-shape="id56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8cm" svg:y1="45.699cm" svg:x2="57.602cm" svg:y2="49.502cm" draw:start-shape="id45" draw:start-glue-point="4" draw:end-shape="id46" draw:end-glue-point="6" svg:d="M48398 45699c0 2779 9204 878 9204 3803" svg:viewBox="0 0 9205 3804">
          <text:p/>
        </draw:connector>
        <draw:connector draw:style-name="gr11" draw:text-style-name="P10" draw:layer="layout" draw:type="line" svg:x1="29.2cm" svg:y1="84.75cm" svg:x2="36.599cm" svg:y2="79.399cm" draw:start-shape="id25" draw:start-glue-point="10" draw:end-shape="id20" draw:end-glue-point="4" svg:d="M29200 84750l7399-5351" svg:viewBox="0 0 7400 5352">
          <text:p text:style-name="P9"><text:span text:style-name="T3">Initial</text:span></text:p>
        </draw:connector>
        <draw:custom-shape draw:style-name="gr5" draw:text-style-name="P6" xml:id="id57" draw:id="id57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7" draw:start-glue-point="10" draw:end-shape="id58" draw:end-glue-point="5" svg:d="M87800 38050l2098-50" svg:viewBox="0 0 2099 51">
          <text:p/>
        </draw:connector>
        <draw:g xml:id="id80" draw:id="id8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1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9" draw:id="id5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2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59" draw:start-glue-point="7" draw:end-shape="id60" draw:end-glue-point="6" svg:d="M27401 28197c0-17791 28200-9093 28200-17398" svg:viewBox="0 0 28201 17399">
          <text:p text:style-name="P9"><text:span text:style-name="T8">0</text:span></text:p>
        </draw:connector>
        <draw:custom-shape draw:style-name="gr5" draw:text-style-name="P6" xml:id="id61" draw:id="id61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1" draw:start-glue-point="10" draw:end-shape="id59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0" draw:start-glue-point="4" draw:end-shape="id59" draw:end-glue-point="0" svg:d="M65698 10798c0 9678-38248 3328-38248 12700" svg:viewBox="0 0 38249 12701">
          <text:p text:style-name="P9"><text:span text:style-name="T8">Key</text:span></text:p>
        </draw:connector>
        <draw:g xml:id="id62" draw:id="id62">
          <draw:g>
            <draw:custom-shape draw:style-name="gr16" draw:text-style-name="P10" draw:layer="layout" svg:width="0.8cm" svg:height="0.3cm" svg:x="29.9cm" svg:y="23.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3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2" draw:start-glue-point="3" draw:end-shape="id59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3" draw:start-glue-point="1" draw:end-shape="id61" draw:end-glue-point="6" svg:d="M23700 23799l1900 51" svg:viewBox="0 0 1901 52">
          <text:p/>
        </draw:connector>
        <draw:g xml:id="id63" draw:id="id63">
          <draw:g>
            <draw:custom-shape draw:style-name="gr16" draw:text-style-name="P10" draw:layer="layout" svg:width="0.8cm" svg:height="0.3cm" svg:x="20.4cm" svg:y="23.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3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4" draw:end-shape="id60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5" draw:end-shape="id60" draw:end-glue-point="4" svg:d="M67200 10349l-1502 449" svg:viewBox="0 0 1503 450">
          <text:p/>
        </draw:connector>
        <draw:g xml:id="id66" draw:id="id66">
          <draw:g>
            <draw:custom-shape draw:style-name="gr16" draw:text-style-name="P10" draw:layer="layout" svg:width="0.8cm" svg:height="0.3cm" svg:x="63.6cm" svg:y="1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5.8cm" svg:y="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6" draw:start-glue-point="3" draw:end-shape="id60" draw:end-glue-point="5" svg:d="M63600 1849l-2902 1151" svg:viewBox="0 0 2903 1152">
          <text:p/>
        </draw:connector>
        <draw:g xml:id="id65" draw:id="id65">
          <draw:g>
            <draw:custom-shape draw:style-name="gr16" draw:text-style-name="P10" draw:layer="layout" svg:width="0.8cm" svg:height="0.3cm" svg:x="67.2cm" svg:y="10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3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1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8" draw:id="id6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2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7" draw:id="id67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7" draw:start-glue-point="10" draw:end-shape="id68" draw:end-glue-point="6" svg:d="M51700 20750l1601-49" svg:viewBox="0 0 1602 50">
          <text:p/>
        </draw:connector>
        <draw:g xml:id="id69" draw:id="id69">
          <draw:g>
            <draw:custom-shape draw:style-name="gr16" draw:text-style-name="P10" draw:layer="layout" svg:width="0.8cm" svg:height="0.3cm" svg:x="55.9cm" svg:y="20.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7cm" svg:y="20.098cm">
              <text:p text:style-name="P9"><text:span text:style-name="T3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9cm" svg:y="20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7cm" svg:y="20.398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9cm" svg:y="20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.1cm" svg:y="2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9cm" svg:y="21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7cm" svg:y="21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9cm" svg:y1="20.699cm" svg:x2="53.301cm" svg:y2="20.701cm" draw:start-shape="id69" draw:start-glue-point="3" draw:end-shape="id68" draw:end-glue-point="6" svg:d="M55900 20699l-2599 2" svg:viewBox="0 0 2600 3">
          <text:p/>
        </draw:connector>
        <draw:connector draw:style-name="gr39" draw:text-style-name="P7" draw:layer="layout" draw:type="line" svg:x1="50.6cm" svg:y1="18.901cm" svg:x2="51.2cm" svg:y2="20.75cm" draw:start-shape="id70" draw:start-glue-point="1" draw:end-shape="id67" draw:end-glue-point="6" svg:d="M50600 18901l600 1849" svg:viewBox="0 0 601 1850">
          <text:p/>
        </draw:connector>
        <draw:g xml:id="id70" draw:id="id70">
          <draw:g>
            <draw:custom-shape draw:style-name="gr16" draw:text-style-name="P10" draw:layer="layout" svg:width="0.8cm" svg:height="0.3cm" svg:x="47.3cm" svg:y="18.3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3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3">0.3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68" draw:start-glue-point="7" draw:end-shape="id60" draw:end-glue-point="6" svg:d="M53301 25099c0-3955-426-3296-1032-5882s-1394-8418 3332-8418" svg:viewBox="0 0 3792 14301">
          <text:p text:style-name="P9"><text:span text:style-name="T8">1</text:span></text:p>
        </draw:connector>
        <draw:connector draw:style-name="gr38" draw:text-style-name="P14" draw:layer="layout" draw:type="curve" svg:x1="65.698cm" svg:y1="10.798cm" svg:x2="53.35cm" svg:y2="20.4cm" draw:start-shape="id60" draw:start-glue-point="4" draw:end-shape="id68" draw:end-glue-point="0" svg:d="M65698 10798c0 7354-12348 2554-12348 9602" svg:viewBox="0 0 12349 9603">
          <text:p text:style-name="P9"><text:span text:style-name="T8">Key</text:span></text:p>
        </draw:connector>
        <draw:g xml:id="id43" draw:id="id43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2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1" draw:id="id71">
          <draw:g>
            <draw:custom-shape draw:style-name="gr16" draw:text-style-name="P10" draw:layer="layout" svg:width="0.8cm" svg:height="0.3cm" svg:x="101.601cm" svg:y="13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3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1" draw:start-glue-point="3" draw:end-shape="id43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3" draw:start-glue-point="7" draw:end-shape="id60" draw:end-glue-point="6" svg:d="M99301 20499c0-6997-43700-2148-43700-9700" svg:viewBox="0 0 43701 9701">
          <text:p text:style-name="P9"><text:span text:style-name="T8">3</text:span></text:p>
        </draw:connector>
        <draw:connector draw:style-name="gr38" draw:text-style-name="P14" draw:layer="layout" draw:type="curve" svg:x1="65.698cm" svg:y1="10.798cm" svg:x2="99.35cm" svg:y2="15.8cm" draw:start-shape="id60" draw:start-glue-point="4" draw:end-shape="id43" draw:end-glue-point="0" svg:d="M65698 10798c0 3904 33652 1404 33652 5002" svg:viewBox="0 0 33653 5003">
          <text:p text:style-name="P9"><text:span text:style-name="T8">Key</text:span></text:p>
        </draw:connector>
        <draw:g xml:id="id64" draw:id="id64">
          <draw:g>
            <draw:custom-shape draw:style-name="gr16" draw:text-style-name="P10" draw:layer="layout" svg:width="0.8cm" svg:height="0.3cm" svg:x="50.1cm" svg:y="9.4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3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2.3cm" svg:y="10.09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3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9">0.01,0.01,0.01,0.00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28.773cm" svg:y1="84.573cm" svg:x2="22.401cm" svg:y2="31.597cm" draw:start-shape="id25" draw:start-glue-point="5" draw:end-shape="id59" draw:end-glue-point="4" svg:d="M28773 84573c0-45114-6372-18626-6372-52976" svg:viewBox="0 0 6373 52977">
          <text:p/>
        </draw:connector>
        <draw:g xml:id="id72" draw:id="id72">
          <draw:g>
            <draw:custom-shape draw:style-name="gr16" draw:text-style-name="P10" draw:layer="ConfigLayout" svg:width="0.8cm" svg:height="0.3cm" svg:x="18.7cm" svg:y="32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2" draw:start-glue-point="0" draw:end-shape="id59" draw:end-glue-point="4" svg:d="M20350 32598l2051-1001" svg:viewBox="0 0 2052 1002">
          <text:p/>
        </draw:connector>
        <draw:g xml:id="id73" draw:id="id73">
          <draw:g>
            <draw:custom-shape draw:style-name="gr16" draw:text-style-name="P10" draw:layer="ConfigLayout" svg:width="0.8cm" svg:height="0.3cm" svg:x="93.1cm" svg:y="106.7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3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3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3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28.773cm" svg:y1="84.573cm" svg:x2="48.301cm" svg:y2="28.499cm" draw:start-shape="id25" draw:start-glue-point="5" draw:end-shape="id68" draw:end-glue-point="4" svg:d="M28773 84573c0-41958 19528-13921 19528-56074" svg:viewBox="0 0 19529 56075">
          <text:p/>
        </draw:connector>
        <draw:connector draw:style-name="gr28" draw:text-style-name="P14" draw:layer="layout" draw:type="curve" svg:x1="58.399cm" svg:y1="28.499cm" svg:x2="43.6cm" svg:y2="36.45cm" draw:start-shape="id68" draw:start-glue-point="5" draw:end-shape="id56" draw:end-glue-point="10" svg:d="M58399 28499c0 5301-4933 7951-14799 7951" svg:viewBox="0 0 14800 7952">
          <text:p/>
        </draw:connector>
        <draw:g xml:id="id74" draw:id="id74">
          <draw:g>
            <draw:custom-shape draw:style-name="gr16" draw:text-style-name="P10" draw:layer="ConfigLayout" svg:width="0.8cm" svg:height="0.3cm" svg:x="44.2cm" svg:y="37.4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3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3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4" draw:end-shape="id56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59" draw:start-glue-point="0" draw:end-shape="id75" draw:end-glue-point="4" svg:d="M27450 23498c0-751 13302-7103 13302 12703" svg:viewBox="0 0 13303 14263">
          <text:p/>
        </draw:connector>
        <draw:g xml:id="id76" draw:id="id76">
          <draw:g>
            <draw:custom-shape draw:style-name="gr16" draw:text-style-name="P10" draw:layer="ConfigLayout" svg:width="0.8cm" svg:height="0.3cm" svg:x="34.6cm" svg:y="35.2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2cm">
              <text:p text:style-name="P9"><text:span text:style-name="T3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6cm" svg:y="35.5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5cm">
              <text:p text:style-name="P9"><text:span text:style-name="T3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6cm" svg:y="35.8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8cm" svg:y="36.4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402cm">
                <text:p text:style-name="P9"><text:span text:style-name="T3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4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6.8cm" svg:y="36.1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102cm">
                <text:p text:style-name="P9"><text:span text:style-name="T3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1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6.7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702cm">
                <text:p text:style-name="P9"><text:span text:style-name="T3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7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0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002cm">
                <text:p text:style-name="P9"><text:span text:style-name="T3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002cm">
                <text:p text:style-name="P9"><text:span text:style-name="T3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3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302cm">
                <text:p text:style-name="P9"><text:span text:style-name="T3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302cm">
                <text:p text:style-name="P9"><text:span text:style-name="T3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7.9cm" svg:y1="36.401cm" svg:x2="40.502cm" svg:y2="36.451cm" draw:start-shape="id76" draw:start-glue-point="1" draw:end-shape="id75" draw:end-glue-point="6" svg:d="M37900 36401l2602 50" svg:viewBox="0 0 2603 51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6" draw:end-glue-point="4" svg:d="M40751 109101c0-38698 11851-12798 11851-51801" svg:viewBox="0 0 11852 51802">
          <text:p text:style-name="P9"><text:span text:style-name="T3">Reset</text:span></text:p>
        </draw:connector>
        <draw:connector draw:style-name="gr15" draw:text-style-name="P10" draw:layer="ConfigLayout" draw:type="curve" svg:x1="41.002cm" svg:y1="36.451cm" svg:x2="52.602cm" svg:y2="57.3cm" draw:start-shape="id75" draw:start-glue-point="10" draw:end-shape="id46" draw:end-glue-point="4" svg:d="M41002 36451c8550 0 2750 20849 11600 20849" svg:viewBox="0 0 11601 20850">
          <text:p text:style-name="P9"><text:span text:style-name="T3">Active</text:span></text:p>
        </draw:connector>
        <draw:g xml:id="id49" draw:id="id49">
          <draw:g>
            <draw:custom-shape draw:style-name="gr16" draw:text-style-name="P10" draw:layer="ConfigLayout" svg:width="0.8cm" svg:height="0.3cm" svg:x="65.6cm" svg:y="55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6.4cm" svg:y="55.3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6cm" svg:y="55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7.8cm" svg:y="56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2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202cm">
                <text:p text:style-name="P9"><text:span text:style-name="T3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5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5.9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5.902cm">
                <text:p text:style-name="P9"><text:span text:style-name="T3">6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6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502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502cm">
                <text:p text:style-name="P9"><text:span text:style-name="T3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5.6cm" svg:y="55.3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7" draw:end-glue-point="3" svg:d="M40751 109101c0-38649 21936-12789 21936-51720" svg:viewBox="0 0 21937 51721">
          <text:p text:style-name="P9"><text:span text:style-name="T3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0" draw:end-glue-point="6" svg:d="M40751 109101c0-55689 14850-6538 14850-98302" svg:viewBox="0 0 14851 98303">
          <text:p text:style-name="P9"><text:span text:style-name="T3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8" draw:start-glue-point="10" draw:end-shape="id58" draw:end-glue-point="6" svg:d="M43501 80451c44323 0 23674-34652 41300-34652" svg:viewBox="0 0 41301 34653">
          <text:p/>
        </draw:connector>
        <draw:g xml:id="id58" draw:id="id58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1">Atom</text:span></text:p>
              <text:p text:style-name="P2"><text:span text:style-name="T1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78" draw:start-glue-point="3" draw:end-shape="id58" draw:end-glue-point="5" svg:d="M92100 37801l-2202 199" svg:viewBox="0 0 2203 200">
          <text:p/>
        </draw:connector>
        <draw:g xml:id="id89" draw:id="id89">
          <draw:g>
            <draw:custom-shape draw:style-name="gr16" draw:text-style-name="P10" draw:layer="ConfigLayout" svg:width="0.8cm" svg:height="0.3cm" svg:x="96.7cm" svg:y="43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3">0.0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78" draw:id="id78">
          <draw:g>
            <draw:custom-shape draw:style-name="gr16" draw:text-style-name="P10" draw:layer="ConfigLayout" svg:width="0.8cm" svg:height="0.3cm" svg:x="92.1cm" svg:y="37.2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3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7" draw:id="id87">
          <draw:g>
            <draw:custom-shape draw:style-name="gr16" draw:text-style-name="P10" draw:layer="ConfigLayout" svg:width="0.8cm" svg:height="0.3cm" svg:x="82.1cm" svg:y="37.1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3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3">-0.1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0" draw:start-glue-point="4" draw:end-shape="id58" draw:end-glue-point="0" svg:d="M65698 10798c0 11299 24152-2151 24152 26902" svg:viewBox="0 0 24153 26903">
          <text:p text:style-name="P9"><text:span text:style-name="T8">Key</text:span></text:p>
        </draw:connector>
        <draw:g xml:id="id81" draw:id="id81">
          <draw:g>
            <draw:custom-shape draw:style-name="gr16" draw:text-style-name="P10" draw:layer="ConfigLayout" svg:width="0.8cm" svg:height="0.3cm" svg:x="92.7cm" svg:y="55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79" draw:id="id79">
          <draw:g>
            <draw:custom-shape draw:style-name="gr16" draw:text-style-name="P10" draw:layer="ConfigLayout" svg:width="0.8cm" svg:height="0.3cm" svg:x="103.9cm" svg:y="48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3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79" draw:start-glue-point="3" draw:end-shape="id80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1" draw:start-glue-point="1" draw:end-shape="id80" draw:end-glue-point="6" svg:d="M96000 55751l1401 1348" svg:viewBox="0 0 1402 1349">
          <text:p/>
        </draw:connector>
        <draw:g xml:id="id82" draw:id="id82">
          <draw:g>
            <draw:custom-shape draw:style-name="gr16" draw:text-style-name="P10" draw:layer="ConfigLayout" svg:width="0.8cm" svg:height="0.3cm" svg:x="110.2cm" svg:y="54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2" draw:start-glue-point="3" draw:end-shape="id80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3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3" draw:id="id83">
          <draw:g>
            <draw:custom-shape draw:style-name="gr16" draw:text-style-name="P10" draw:layer="ConfigLayout" svg:width="0.8cm" svg:height="0.3cm" svg:x="77.3cm" svg:y="94.9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3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4" draw:id="id84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3" draw:start-glue-point="1" draw:end-shape="id84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4" draw:start-glue-point="8" draw:end-shape="id7" svg:d="M83450 96901l800 1702" svg:viewBox="0 0 801 1703">
          <text:p/>
        </draw:connector>
        <draw:g xml:id="id91" draw:id="id91">
          <draw:g>
            <draw:custom-shape draw:style-name="gr16" draw:text-style-name="P10" draw:layer="ConfigLayout" svg:width="0.8cm" svg:height="0.3cm" svg:x="58.4cm" svg:y="24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2cm" svg:y="24.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8.4cm" svg:y="25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0.6cm" svg:y="25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5.7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5.702cm">
                <text:p text:style-name="P9"><text:span text:style-name="T3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5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5.4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5.4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8.4cm" svg:y="26.0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002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3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6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8.4cm" svg:y="24.802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21.827cm" svg:y1="70.373cm" svg:x2="99.301cm" svg:y2="16.101cm" draw:start-shape="id36" draw:start-glue-point="11" draw:end-shape="id43" draw:end-glue-point="6" svg:d="M21827 70373c0-38406 77474-11270 77474-54272" svg:viewBox="0 0 77475 54273">
          <text:p/>
        </draw:connector>
        <draw:g xml:id="id92" draw:id="id92">
          <draw:g>
            <draw:custom-shape draw:style-name="gr16" draw:text-style-name="P10" draw:layer="ConfigLayout" svg:width="0.8cm" svg:height="0.3cm" svg:x="33.4cm" svg:y="29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5" draw:start-glue-point="8" draw:end-shape="id20" draw:end-glue-point="4" svg:d="M40752 36701c0 28466-1384 42698-4153 42698" svg:viewBox="0 0 4154 42699">
          <text:p text:style-name="P9"><text:span text:style-name="T3">Active</text:span></text:p>
        </draw:connector>
        <draw:connector draw:style-name="gr15" draw:text-style-name="P10" draw:layer="ConfigLayout" draw:type="curve" svg:x1="40.752cm" svg:y1="36.701cm" svg:x2="41.239cm" svg:y2="79.247cm" draw:start-shape="id75" draw:start-glue-point="8" draw:end-shape="id26" draw:end-glue-point="5" svg:d="M40752 36701c0 31855 487 10583 487 42546" svg:viewBox="0 0 488 42547">
          <text:p text:style-name="P9"><text:span text:style-name="T3">Active</text:span></text:p>
        </draw:connector>
        <draw:connector draw:style-name="gr15" draw:text-style-name="P10" draw:layer="ConfigLayout" draw:type="curve" svg:x1="40.502cm" svg:y1="36.451cm" svg:x2="38.301cm" svg:y2="45.7cm" draw:start-shape="id75" draw:start-glue-point="6" draw:end-shape="id45" draw:end-glue-point="6" svg:d="M40502 36451c-4354 0-3254 9249-2201 9249" svg:viewBox="0 0 3151 9250">
          <text:p text:style-name="P9"><text:span text:style-name="T3">Active</text:span></text:p>
        </draw:connector>
        <draw:g xml:id="id88" draw:id="id88">
          <draw:g>
            <draw:custom-shape draw:style-name="gr16" draw:text-style-name="P10" draw:layer="ConfigLayout" svg:width="0.8cm" svg:height="0.3cm" svg:x="79.8cm" svg:y="44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5" draw:id="id85">
          <draw:g>
            <draw:custom-shape draw:style-name="gr16" draw:text-style-name="P10" draw:layer="ConfigLayout" svg:width="0.8cm" svg:height="0.3cm" svg:x="37.5cm" svg:y="82.6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3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5" draw:start-glue-point="0" svg:d="M39150 82598l-33-2923" svg:viewBox="0 0 34 2924">
          <text:p/>
        </draw:connector>
        <draw:g xml:id="id50" draw:id="id50">
          <draw:g>
            <draw:custom-shape draw:style-name="gr16" draw:text-style-name="P10" draw:layer="ConfigLayout" svg:width="0.8cm" svg:height="0.3cm" svg:x="33.7cm" svg:y="45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5" draw:start-glue-point="8" draw:end-shape="id44" draw:end-glue-point="11" svg:d="M40752 36701c0 31857-1457 10583-1457 42548" svg:viewBox="0 0 1458 42549">
          <text:p text:style-name="P9"><text:span text:style-name="T3">Active</text:span></text:p>
        </draw:connector>
        <draw:custom-shape draw:style-name="gr5" draw:text-style-name="P18" xml:id="id35" draw:id="id35" draw:layer="ConfigLayout" svg:width="0.5cm" svg:height="0.5cm" svg:x="21.1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6cm" svg:y1="74.749cm" svg:x2="21.1cm" svg:y2="72.55cm" draw:start-shape="id86" draw:start-glue-point="1" draw:end-shape="id35" draw:end-glue-point="6" svg:d="M14600 74749l6500-2199" svg:viewBox="0 0 6501 2200">
          <text:p/>
        </draw:connector>
        <draw:connector draw:style-name="gr11" draw:text-style-name="P10" draw:layer="ConfigLayout" draw:type="line" svg:x1="17.327cm" svg:y1="71.227cm" svg:x2="21.173cm" svg:y2="72.373cm" draw:start-shape="id31" draw:start-glue-point="9" draw:end-shape="id35" draw:end-glue-point="5" svg:d="M17327 71227l3846 1146" svg:viewBox="0 0 3847 1147">
          <text:p text:style-name="P9"><text:span text:style-name="T3">KeyData</text:span></text:p>
        </draw:connector>
        <draw:connector draw:style-name="gr11" draw:text-style-name="P10" draw:layer="ConfigLayout" draw:type="line" svg:x1="21.527cm" svg:y1="72.373cm" svg:x2="21.473cm" svg:y2="70.727cm" draw:start-shape="id35" draw:start-glue-point="11" draw:end-shape="id36" draw:end-glue-point="7" svg:d="M21527 72373l-54-1646" svg:viewBox="0 0 55 1647">
          <text:p text:style-name="P9"><text:span text:style-name="T3">Transfer</text:span></text:p>
        </draw:connector>
        <draw:g xml:id="id86" draw:id="id86">
          <draw:g>
            <draw:custom-shape draw:style-name="gr41" draw:text-style-name="P10" draw:layer="ConfigLayout" svg:width="1.988cm" svg:height="0.3cm" svg:x="6.4cm" svg:y="72.4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398cm">
              <text:p text:style-name="P9"><text:span text:style-name="T3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1" draw:text-style-name="P10" draw:layer="ConfigLayout" svg:width="1.988cm" svg:height="0.3cm" svg:x="6.4cm" svg:y="72.7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698cm">
              <text:p text:style-name="P9"><text:span text:style-name="T3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8.2cm" svg:height="0.3cm" svg:x="6.4cm" svg:y="7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4" draw:text-style-name="P10" draw:layer="ConfigLayout" svg:width="2.734cm" svg:height="0.3cm" svg:x="11.866cm" svg:y="73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6cm">
                <text:p text:style-name="P9"><text:span text:style-name="T3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6cm">
                <text:p text:style-name="P9"><text:span text:style-name="T3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4" draw:text-style-name="P10" draw:layer="ConfigLayout" svg:width="2.734cm" svg:height="0.3cm" svg:x="11.866cm" svg:y="73.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3cm">
                <text:p text:style-name="P9"><text:span text:style-name="T3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3cm">
                <text:p text:style-name="P9"><text:span text:style-name="T3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7" draw:text-style-name="P10" draw:layer="ConfigLayout" svg:width="0.309cm" svg:height="3.2cm" svg:x="14.291cm" svg:y="73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10" draw:layer="ConfigLayout" svg:width="0.867cm" svg:height="3.2cm" svg:x="6.4cm" svg:y="73.9cm">
                <text:p text:style-name="P9"><text:span text:style-name="T3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10" draw:layer="ConfigLayout" svg:width="7.024cm" svg:height="3.2cm" svg:x="7.267cm" svg:y="73.9cm">
                <text:p text:style-name="P9"><text:span text:style-name="T3">Lev</text:span><text:span text:style-name="T10">el^</text:span><text:span text:style-name="T10"><text:a xlink:href="data:0,SimTime" xlink:type="simple">Data:0,SimTime</text:a></text:span><text:span text:style-name="T10">^Dat</text:span><text:span text:style-name="T3">a,ShiftOutput^Parameters,</text:span></text:p>
                <text:p text:style-name="P9"><text:span text:style-name="T3">AmplitudeReference^Parameters,AmplitudeOutput^Parameters,</text:span></text:p>
                <text:p text:style-name="P9"><text:span text:style-name="T3">CollectRef^Parameters,AtomOffsetRef^Parameters,ShiftRef^Parameters,</text:span></text:p>
                <text:p text:style-name="P9"><text:span text:style-name="T3">MoveRef^Parameters,AtomOffsetOutput^Parameters,</text:span></text:p>
                <text:p text:style-name="P9"><text:span text:style-name="T3">TargetOutput^Parameters,LaserXVelocitySmooth^Parameters,</text:span></text:p>
                <text:p text:style-name="P9"><text:span text:style-name="T3">LaserXVelocityOutput^Parameters,LaserXAccelInput^Parameters,</text:span></text:p>
                <text:p text:style-name="P9"><text:span text:style-name="T3">LaserXAccelOutput^Parameters,SequenceInput^Parameters,</text:span></text:p>
                <text:p text:style-name="P9"><text:span text:style-name="T3">MoveOutput^Parameters,SimTime^Parameters,Reset^Reset,</text:span></text:p>
                <text:p text:style-name="P9"><text:span text:style-name="T3">CollectReferenceActive^Parameters,ShiftReferenceActive^Parameters,</text:span></text:p>
                <text:p text:style-name="P9"><text:span text:style-name="T3">MoveReferenceActive^Parameters,TargetReferenceActive^Parameters,</text:span></text:p>
                <text:p text:style-name="P9"><text:span text:style-name="T3">AtomOffsetActive^Parameters,SequenceReference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3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3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3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3">0.2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0" draw:text-style-name="P10" draw:layer="layout" svg:width="1.8cm" svg:height="0.3cm" svg:x="33cm" svg:y="104.6cm">
                <text:p text:style-name="P9"><text:span text:style-name="T3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0.4cm" svg:height="0.3cm" svg:x="34.8cm" svg:y="104.6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3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3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6" draw:id="id96">
          <draw:g>
            <draw:custom-shape draw:style-name="gr7" draw:text-style-name="P10" draw:layer="layout" svg:width="0.8cm" svg:height="0.3cm" svg:x="21.6cm" svg:y="81.9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2.4cm" svg:y="81.9cm">
              <text:p text:style-name="P9"><text:span text:style-name="T3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1.6cm" svg:y="82.2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2.4cm" svg:y="82.2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1.6cm" svg:y="82.5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3.8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6cm" svg:y="82.8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7cm" svg:y="82.802cm">
                <text:p text:style-name="P9"><text:span text:style-name="T3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8" draw:end-glue-point="6" svg:d="M28101 82751l14900-2300" svg:viewBox="0 0 14901 2301">
          <text:p text:style-name="P9"><text:span text:style-name="T11">1</text:span></text:p>
        </draw:connector>
        <draw:connector draw:style-name="gr11" draw:text-style-name="P19" draw:layer="layout" draw:type="line" svg:x1="29.2cm" svg:y1="84.75cm" svg:x2="43.074cm" svg:y2="80.628cm" draw:start-shape="id25" draw:start-glue-point="10" draw:end-shape="id28" draw:end-glue-point="7" svg:d="M29200 84750l13874-4122" svg:viewBox="0 0 13875 4123">
          <text:p text:style-name="P9"><text:span text:style-name="T11">0</text:span></text:p>
        </draw:connector>
        <draw:custom-shape draw:style-name="gr5" draw:text-style-name="P6" xml:id="id28" draw:id="id28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8" draw:end-glue-point="5" svg:d="M41593 79601l1481 673" svg:viewBox="0 0 1482 674">
          <text:p text:style-name="P9"><text:span text:style-name="T6">Transfer</text:span></text:p>
        </draw:connector>
        <draw:custom-shape draw:style-name="gr5" draw:text-style-name="P6" xml:id="id44" draw:id="id44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4" draw:start-glue-point="10" svg:d="M39368 79426l1798-1" svg:viewBox="0 0 1799 2">
          <text:p/>
        </draw:connector>
        <draw:g xml:id="id46" draw:id="id46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1"/></text:p>
              <text:p text:style-name="P2"><text:span text:style-name="T1">LaserX</text:span></text:p>
              <text:p text:style-name="P2"><text:span text:style-name="T1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7" draw:id="id77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6" draw:id="id56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01cm" draw:start-shape="id56" draw:start-glue-point="8" draw:end-shape="id45" draw:end-glue-point="0" svg:d="M43350 36700v901" svg:viewBox="0 0 1 902">
          <text:p/>
        </draw:connector>
        <draw:connector draw:style-name="gr13" draw:text-style-name="P10" draw:layer="layout" draw:type="line" svg:x1="41.002cm" svg:y1="36.451cm" svg:x2="43.1cm" svg:y2="36.45cm" draw:start-shape="id75" draw:start-glue-point="10" draw:end-shape="id56" draw:end-glue-point="6" svg:d="M41002 36451l2098-1" svg:viewBox="0 0 2099 2">
          <text:p text:style-name="P9"><text:span text:style-name="T3">Transfer</text:span></text:p>
        </draw:connector>
        <draw:custom-shape draw:style-name="gr5" draw:text-style-name="P6" xml:id="id75" draw:id="id75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7" draw:start-glue-point="1" draw:end-shape="id57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88" draw:start-glue-point="1" draw:end-shape="id58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89" draw:start-glue-point="3" draw:end-shape="id58" draw:end-glue-point="4" svg:d="M96700 44799l-1802 999" svg:viewBox="0 0 1803 1000">
          <text:p/>
        </draw:connector>
        <draw:g xml:id="id90" draw:id="id90">
          <draw:g>
            <draw:custom-shape draw:style-name="gr16" draw:text-style-name="P10" draw:layer="ConfigLayout" svg:width="0.8cm" svg:height="0.3cm" svg:x="48.8cm" svg:y="29.9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3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0" draw:start-glue-point="0" draw:end-shape="id68" draw:end-glue-point="4" svg:d="M50450 29900l-2149-1401" svg:viewBox="0 0 2150 1402">
          <text:p/>
        </draw:connector>
        <draw:connector draw:style-name="gr39" draw:text-style-name="P7" draw:layer="ConfigLayout" draw:type="line" svg:x1="60.05cm" svg:y1="27.202cm" svg:x2="58.399cm" svg:y2="28.499cm" draw:start-shape="id91" draw:start-glue-point="2" draw:end-shape="id68" draw:end-glue-point="5" svg:d="M60050 27202l-1651 1297" svg:viewBox="0 0 1652 1298">
          <text:p/>
        </draw:connector>
        <draw:connector draw:style-name="gr39" draw:text-style-name="P7" draw:layer="ConfigLayout" draw:type="line" svg:x1="35.05cm" svg:y1="30.1cm" svg:x2="32.499cm" svg:y2="31.597cm" draw:start-shape="id92" draw:start-glue-point="2" draw:end-shape="id59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3" draw:start-glue-point="2" draw:end-shape="id43" draw:end-glue-point="4" svg:d="M92750 22302l1551 1597" svg:viewBox="0 0 1552 1598">
          <text:p/>
        </draw:connector>
        <draw:g xml:id="id93" draw:id="id93">
          <draw:g>
            <draw:custom-shape draw:style-name="gr16" draw:text-style-name="P10" draw:layer="ConfigLayout" svg:width="0.8cm" svg:height="0.3cm" svg:x="91.1cm" svg:y="2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6.4cm" svg:y1="22.77cm" svg:x2="104.399cm" svg:y2="23.899cm" draw:start-shape="id94" draw:start-glue-point="3" draw:end-shape="id43" draw:end-glue-point="5" svg:d="M106400 22770l-2001 1129" svg:viewBox="0 0 2002 1130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0.201cm" svg:y1="86.751cm" svg:x2="97.401cm" svg:y2="57.099cm" draw:start-shape="id24" draw:start-glue-point="10" draw:end-shape="id80" draw:end-glue-point="6" svg:d="M30201 86751c59323 0 25724-29652 67200-29652" svg:viewBox="0 0 67201 29653">
          <text:p/>
        </draw:connector>
        <draw:custom-shape draw:style-name="gr5" draw:text-style-name="P6" xml:id="id24" draw:id="id24" draw:layer="layout" svg:width="0.5cm" svg:height="0.5cm" svg:x="29.701cm" svg:y="8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5" draw:id="id95">
          <draw:g>
            <draw:custom-shape draw:style-name="gr7" draw:text-style-name="P10" draw:layer="layout" svg:width="0.8cm" svg:height="0.3cm" svg:x="23.3cm" svg:y="86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1cm" svg:y="86.298cm">
              <text:p text:style-name="P9"><text:span text:style-name="T3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3cm" svg:y="86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1cm" svg:y="86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3cm" svg:y="86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.5cm" svg:y="87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3cm" svg:y="87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4cm" svg:y="87.2cm">
                <text:p text:style-name="P9"><text:span text:style-name="T3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6cm" svg:y1="86.899cm" svg:x2="29.701cm" svg:y2="86.751cm" draw:start-shape="id95" draw:start-glue-point="1" draw:end-shape="id24" draw:end-glue-point="6" svg:d="M26600 86899l3101-148" svg:viewBox="0 0 3102 149">
          <text:p/>
        </draw:connector>
        <draw:connector draw:style-name="gr28" draw:text-style-name="P14" draw:layer="layout" draw:type="curve" svg:x1="107.498cm" svg:y1="57.098cm" svg:x2="84.298cm" svg:y2="98.903cm" draw:start-shape="id80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7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59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58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4.9cm" svg:y1="82.501cm" svg:x2="27.601cm" svg:y2="82.751cm" draw:start-shape="id96" draw:start-glue-point="1" draw:end-shape="id23" draw:end-glue-point="6" svg:d="M24900 82501l2701 250" svg:viewBox="0 0 27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98" draw:id="id9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0.316cm" svg:y="24.502cm">
            <draw:text-box>
              <text:p text:style-name="P2"><text:span text:style-name="T2">Collect</text:span></text:p>
            </draw:text-box>
          </draw:frame>
          <draw:polygon draw:style-name="gr3" draw:text-style-name="P4" draw:layer="layout" svg:width="9.721cm" svg:height="7.479cm" svg:x="67.988cm" svg:y="21.8cm" svg:viewBox="0 0 9722 7480" draw:points="0,7480 9722,7480 4858,0">
            <text:p/>
          </draw:polygon>
          <draw:custom-shape draw:style-name="gr4" draw:text-style-name="P5" draw:layer="layout" svg:width="0.486cm" svg:height="0.5cm" svg:x="67.5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7.6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2.6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2.5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7" draw:id="id97" draw:layer="layout" svg:width="0.5cm" svg:height="0.5cm" svg:x="69.9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0.4cm" svg:y1="21.65cm" svg:x2="72.8cm" svg:y2="21.601cm" draw:start-shape="id97" draw:start-glue-point="10" draw:end-shape="id98" draw:end-glue-point="6" svg:d="M70400 21650l2400-49" svg:viewBox="0 0 2401 50">
          <text:p/>
        </draw:connector>
        <draw:g xml:id="id99" draw:id="id99">
          <draw:g>
            <draw:custom-shape draw:style-name="gr16" draw:text-style-name="P10" draw:layer="layout" svg:width="0.8cm" svg:height="0.3cm" svg:x="75.1cm" svg:y="21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5.9cm" svg:y="21cm">
              <text:p text:style-name="P9"><text:span text:style-name="T3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1cm" svg:y="21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5.9cm" svg:y="21.3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1cm" svg:y="21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3cm" svg:y="21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5.1cm" svg:y="21.9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6.2cm" svg:y="21.902cm">
                <text:p text:style-name="P9"><text:span text:style-name="T3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5.1cm" svg:y1="21.601cm" svg:x2="72.8cm" svg:y2="21.601cm" draw:start-shape="id99" draw:start-glue-point="3" draw:end-shape="id98" draw:end-glue-point="6" svg:d="M75100 21601h-2300" svg:viewBox="0 0 2301 1">
          <text:p/>
        </draw:connector>
        <draw:connector draw:style-name="gr39" draw:text-style-name="P7" draw:layer="layout" draw:type="line" svg:x1="68.4cm" svg:y1="22.301cm" svg:x2="69.9cm" svg:y2="21.65cm" draw:start-shape="id100" draw:start-glue-point="1" draw:end-shape="id97" draw:end-glue-point="6" svg:d="M68400 22301l1500-651" svg:viewBox="0 0 1501 652">
          <text:p/>
        </draw:connector>
        <draw:g xml:id="id100" draw:id="id100">
          <draw:g>
            <draw:custom-shape draw:style-name="gr16" draw:text-style-name="P10" draw:layer="layout" svg:width="0.8cm" svg:height="0.3cm" svg:x="65.1cm" svg:y="21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5.9cm" svg:y="21.7cm">
              <text:p text:style-name="P9"><text:span text:style-name="T3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5.1cm" svg:y="2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5.9cm" svg:y="22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5.1cm" svg:y="22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7.3cm" svg:y="22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5.1cm" svg:y="22.6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6.2cm" svg:y="22.602cm">
                <text:p text:style-name="P9"><text:span text:style-name="T3">-0.0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1" draw:id="id101">
          <draw:g>
            <draw:custom-shape draw:style-name="gr16" draw:text-style-name="P10" draw:layer="layout" svg:width="0.8cm" svg:height="0.3cm" svg:x="65.299cm" svg:y="27.0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099cm" svg:y="27.09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5.2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2" draw:id="id102" draw:layer="layout" draw:type="line" svg:x1="66.949cm" svg:y1="27.398cm" svg:x2="67.8cm" svg:y2="29.4cm" draw:start-shape="id101" draw:start-glue-point="2" svg:d="M66949 27398l851 2002" svg:viewBox="0 0 852 2003">
          <text:p/>
        </draw:connector>
        <draw:connector draw:style-name="gr38" draw:text-style-name="P14" draw:layer="layout" draw:type="curve" draw:line-skew="-11.153cm" svg:x1="72.8cm" svg:y1="25.999cm" svg:x2="55.601cm" svg:y2="10.799cm" draw:start-shape="id98" draw:start-glue-point="7" draw:end-shape="id60" draw:end-glue-point="6" svg:d="M72800 25999c0-10575-17199-2975-17199-15200" svg:viewBox="0 0 17200 15201">
          <text:p text:style-name="P9"><text:span text:style-name="T8">2</text:span></text:p>
        </draw:connector>
        <draw:connector draw:style-name="gr38" draw:text-style-name="P14" draw:layer="layout" draw:type="curve" svg:x1="65.698cm" svg:y1="10.798cm" svg:x2="72.849cm" svg:y2="21.3cm" draw:start-shape="id60" draw:start-glue-point="4" draw:end-shape="id98" draw:end-glue-point="0" svg:d="M65698 10798c0 8029 7151 2779 7151 10502" svg:viewBox="0 0 7152 10503">
          <text:p text:style-name="P9"><text:span text:style-name="T8">Key</text:span></text:p>
        </draw:connector>
        <draw:connector draw:style-name="gr28" draw:text-style-name="P14" draw:layer="layout" draw:type="curve" draw:line-skew="-6.4cm" svg:x1="43.251cm" svg:y1="80.201cm" svg:x2="67.8cm" svg:y2="29.4cm" draw:start-shape="id28" draw:start-glue-point="4" draw:end-shape="id102" draw:end-glue-point="3" svg:d="M43251 80201c0-47701 24549-22301 24549-50801" svg:viewBox="0 0 24550 50802">
          <text:p/>
        </draw:connector>
        <draw:g xml:id="id104" draw:id="id104">
          <draw:g>
            <draw:custom-shape draw:style-name="gr16" draw:text-style-name="P10" draw:layer="layout" svg:width="0.8cm" svg:height="0.3cm" svg:x="71.2cm" svg:y="30.7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2cm" svg:y="30.698cm">
              <text:p text:style-name="P9"><text:span text:style-name="T3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1.2cm" svg:y="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2cm" svg:y="30.998cm">
              <text:p text:style-name="P9"><text:span text:style-name="T3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1.2cm" svg:y="31.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3.4cm" svg:y="31.9cm">
                <text:p text:style-name="P9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1.2cm" svg:y="31.9cm">
                <text:p text:style-name="P9"><text:span text:style-name="T3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2.3cm" svg:y="31.9cm">
                <text:p text:style-name="P9"><text:span text:style-name="T3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3.4cm" svg:y="31.6cm">
                <text:p text:style-name="P9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1.2cm" svg:y="31.6cm">
                <text:p text:style-name="P9"><text:span text:style-name="T3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2.3cm" svg:y="31.6cm">
                <text:p text:style-name="P9"><text:span text:style-name="T3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3" draw:id="id103" draw:layer="layout" svg:width="0.5cm" svg:height="0.5cm" svg:x="69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67.8cm" svg:y1="29.4cm" svg:x2="69cm" svg:y2="30.65cm" draw:start-shape="id102" draw:start-glue-point="3" draw:end-shape="id103" draw:end-glue-point="6" svg:d="M67800 29400l1200 1250" svg:viewBox="0 0 1201 1251">
          <text:p/>
        </draw:connector>
        <draw:connector draw:style-name="gr39" draw:text-style-name="P7" draw:layer="layout" draw:type="line" svg:x1="71.2cm" svg:y1="31.449cm" svg:x2="69.427cm" svg:y2="30.827cm" draw:start-shape="id104" draw:start-glue-point="3" draw:end-shape="id103" draw:end-glue-point="9" svg:d="M71200 31449l-1773-622" svg:viewBox="0 0 1774 623">
          <text:p/>
        </draw:connector>
        <draw:custom-shape draw:style-name="gr5" draw:text-style-name="P6" xml:id="id105" draw:id="id105" draw:layer="layout" svg:width="0.5cm" svg:height="0.5cm" svg:x="45.9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4cm" svg:y1="28.25cm" svg:x2="48.301cm" svg:y2="28.499cm" draw:start-shape="id105" draw:start-glue-point="10" draw:end-shape="id68" draw:end-glue-point="4" svg:d="M46400 28250l1901 249" svg:viewBox="0 0 1902 250">
          <text:p text:style-name="P9"><text:span text:style-name="T3">Transfer</text:span></text:p>
        </draw:connector>
        <draw:g xml:id="id106" draw:id="id106">
          <draw:g>
            <draw:custom-shape draw:style-name="gr16" draw:text-style-name="P10" draw:layer="layout" svg:width="0.8cm" svg:height="0.3cm" svg:x="40.8cm" svg:y="26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6cm" svg:y="26.8cm">
              <text:p text:style-name="P9"><text:span text:style-name="T3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0.8cm" svg:y="27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6cm" svg:y="27.1cm">
              <text:p text:style-name="P9"><text:span text:style-name="T3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0.8cm" svg:y="27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3cm" svg:y="28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1.6cm" svg:height="0.3cm" svg:x="40.8cm" svg:y="28.002cm">
                <text:p text:style-name="P9"><text:span text:style-name="T3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0.6cm" svg:height="0.3cm" svg:x="42.4cm" svg:y="28.002cm">
                <text:p text:style-name="P9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3cm" svg:y="27.702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0.8cm" svg:y="27.702cm">
                <text:p text:style-name="P9"><text:span text:style-name="T3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cm" svg:height="0.3cm" svg:x="42cm" svg:y="27.7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3cm" svg:y="28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1.6cm" svg:height="0.3cm" svg:x="40.8cm" svg:y="28.302cm">
                <text:p text:style-name="P9"><text:span text:style-name="T3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0.6cm" svg:height="0.3cm" svg:x="42.4cm" svg:y="28.302cm">
                <text:p text:style-name="P9"><text:span text:style-name="T3">0.0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3cm" svg:y="28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1.6cm" svg:height="0.3cm" svg:x="40.8cm" svg:y="28.602cm">
                <text:p text:style-name="P9"><text:span text:style-name="T6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0.6cm" svg:height="0.3cm" svg:x="42.4cm" svg:y="28.602cm">
                <text:p text:style-name="P9"><text:span text:style-name="T3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3cm" svg:y="28.902cm">
                <text:p text:style-name="P9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2" draw:layer="layout" svg:width="1.3cm" svg:height="0.3cm" svg:x="40.8cm" svg:y="28.902cm">
                <text:p text:style-name="P9"><text:span text:style-name="T5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2.1cm" svg:y="28.902cm">
                <text:p text:style-name="P9"><text:span text:style-name="T3">HillClimb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3cm" svg:y="29.202cm">
                <text:p text:style-name="P9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8cm" svg:y="29.202cm">
                <text:p text:style-name="P9"><text:span text:style-name="T6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2.1cm" svg:y="29.202cm">
                <text:p text:style-name="P9"><text:span text:style-name="T3">Additiv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3cm" svg:y="29.502cm">
                <text:p text:style-name="P9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8cm" svg:y="29.502cm">
                <text:p text:style-name="P9"><text:span text:style-name="T6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2.1cm" svg:y="29.502cm">
                <text:p text:style-name="P9"><text:span text:style-name="T3">0.025^0.7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3cm" svg:y="29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8cm" svg:y="29.802cm">
                <text:p text:style-name="P9"><text:span text:style-name="T6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2.1cm" svg:y="29.802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44.1cm" svg:y1="28.451cm" svg:x2="45.9cm" svg:y2="28.25cm" draw:start-shape="id106" draw:start-glue-point="1" draw:end-shape="id105" draw:end-glue-point="6" svg:d="M44100 28451l1800-201" svg:viewBox="0 0 1801 202">
          <text:p/>
        </draw:connector>
        <draw:connector draw:style-name="gr15" draw:text-style-name="P10" draw:layer="layout" draw:type="curve" svg:x1="40.751cm" svg:y1="109.101cm" svg:x2="46.15cm" svg:y2="28.5cm" draw:start-shape="id5" draw:start-glue-point="4" draw:end-shape="id105" draw:end-glue-point="8" svg:d="M40751 109101c0-60450 5399-20150 5399-80601" svg:viewBox="0 0 5400 80602">
          <text:p text:style-name="P9"><text:span text:style-name="T3">Update</text:span></text:p>
        </draw:connector>
        <draw:connector draw:style-name="gr15" draw:text-style-name="P10" draw:layer="layout" draw:type="curve" svg:x1="51.2cm" svg:y1="20.75cm" svg:x2="46.15cm" svg:y2="28cm" draw:start-shape="id67" draw:start-glue-point="6" draw:end-shape="id105" draw:end-glue-point="4" svg:d="M51200 20750c-3367 0-5050 2416-5050 7250" svg:viewBox="0 0 5051 7251">
          <text:p text:style-name="P9"><text:span text:style-name="T3">Parameter</text:span></text:p>
        </draw:connector>
        <draw:custom-shape draw:style-name="gr5" draw:text-style-name="P6" xml:id="id107" draw:id="id107" draw:layer="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layout" draw:type="line" svg:x1="58.399cm" svg:y1="28.499cm" svg:x2="59.373cm" svg:y2="29.773cm" draw:start-shape="id68" draw:start-glue-point="5" draw:end-shape="id107" draw:end-glue-point="5" svg:d="M58399 28499l974 1274" svg:viewBox="0 0 975 1275">
          <text:p text:style-name="P9"><text:span text:style-name="T3">Transfer</text:span></text:p>
        </draw:connector>
        <draw:g xml:id="id108" draw:id="id108">
          <draw:g>
            <draw:custom-shape draw:style-name="gr16" draw:text-style-name="P10" draw:layer="layout" svg:width="0.8cm" svg:height="0.3cm" svg:x="57cm" svg:y="31.9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7.8cm" svg:y="31.9cm">
              <text:p text:style-name="P9"><text:span text:style-name="T3">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7cm" svg:y="32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7.8cm" svg:y="32.2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7cm" svg:y="32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9.2cm" svg:y="32.802cm">
                <text:p text:style-name="P9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7cm" svg:y="32.8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58.1cm" svg:y="32.802cm">
                <text:p text:style-name="P9"><text:span text:style-name="T5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8.65cm" svg:y1="31.9cm" svg:x2="59.373cm" svg:y2="30.127cm" draw:start-shape="id108" draw:start-glue-point="0" draw:end-shape="id107" draw:end-glue-point="7" svg:d="M58650 31900l723-1773" svg:viewBox="0 0 724 1774">
          <text:p/>
        </draw:connector>
        <draw:connector draw:style-name="gr21" draw:text-style-name="P10" draw:layer="layout" draw:type="curve" svg:x1="46.15cm" svg:y1="28.5cm" svg:x2="59.3cm" svg:y2="29.95cm" draw:start-shape="id105" draw:start-glue-point="8" draw:end-shape="id107" draw:end-glue-point="6" svg:d="M46150 28500c0 967 4383 1450 13150 1450" svg:viewBox="0 0 13151 1451">
          <text:p/>
        </draw:connector>
        <draw:custom-shape draw:style-name="gr5" draw:text-style-name="P6" xml:id="id109" draw:id="id109" draw:layer="ConfigLayout" svg:width="0.5cm" svg:height="0.5cm" svg:x="44.702cm" svg:y="8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0" draw:id="id110">
          <draw:g>
            <draw:custom-shape draw:style-name="gr16" draw:text-style-name="P10" draw:layer="ConfigLayout" svg:width="0.8cm" svg:height="0.3cm" svg:x="45.6cm" svg:y="82.6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.4cm" svg:y="82.598cm">
              <text:p text:style-name="P9"><text:span text:style-name="T3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6cm" svg:y="82.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.4cm" svg:y="82.898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5.6cm" svg:y="83.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7.8cm" svg:y="83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6cm" svg:y="83.5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6.7cm" svg:y="83.5cm">
                <text:p text:style-name="P9"><text:span text:style-name="T3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428cm" svg:y1="80.628cm" svg:x2="44.702cm" svg:y2="81.252cm" draw:start-shape="id28" draw:start-glue-point="9" draw:end-shape="id109" draw:end-glue-point="6" svg:d="M43428 80628l1274 624" svg:viewBox="0 0 1275 625">
          <text:p/>
        </draw:connector>
        <draw:connector draw:style-name="gr12" draw:text-style-name="P7" draw:layer="ConfigLayout" draw:type="line" svg:x1="45.6cm" svg:y1="83.199cm" svg:x2="45.129cm" svg:y2="81.429cm" draw:start-shape="id110" draw:start-glue-point="3" draw:end-shape="id109" draw:end-glue-point="9" svg:d="M45600 83199l-471-1770" svg:viewBox="0 0 472 1771">
          <text:p/>
        </draw:connector>
        <draw:connector draw:style-name="gr15" draw:text-style-name="P10" draw:layer="ConfigLayout" draw:type="curve" svg:x1="46.753cm" svg:y1="81.003cm" svg:x2="46.15cm" svg:y2="28.5cm" draw:start-shape="id111" draw:start-glue-point="4" draw:end-shape="id105" draw:end-glue-point="8" svg:d="M46753 81003c0-39376-603-13125-603-52503" svg:viewBox="0 0 604 52504">
          <text:p text:style-name="P9"><text:span text:style-name="T3">Error</text:span></text:p>
        </draw:connector>
        <draw:g xml:id="id112" draw:id="id112">
          <draw:g>
            <draw:custom-shape draw:style-name="gr16" draw:text-style-name="P10" draw:layer="ConfigLayout" svg:width="0.8cm" svg:height="0.3cm" svg:x="48.6cm" svg:y="81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4cm" svg:y="81.7cm">
              <text:p text:style-name="P9"><text:span text:style-name="T3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8.6cm" svg:y="8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4cm" svg:y="82cm">
              <text:p text:style-name="P9"><text:span text:style-name="T3">Absolute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5" draw:text-style-name="P6" xml:id="id111" draw:id="id111" draw:layer="ConfigLayout" svg:width="0.5cm" svg:height="0.5cm" svg:x="46.5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5.202cm" svg:y1="81.252cm" svg:x2="46.503cm" svg:y2="81.253cm" draw:start-shape="id109" draw:start-glue-point="10" draw:end-shape="id111" draw:end-glue-point="6" svg:d="M45202 81252l1301 1" svg:viewBox="0 0 1302 2">
          <text:p/>
        </draw:connector>
        <draw:connector draw:style-name="gr12" draw:text-style-name="P7" draw:layer="ConfigLayout" draw:type="line" svg:x1="48.6cm" svg:y1="82.001cm" svg:x2="47.003cm" svg:y2="81.253cm" draw:start-shape="id112" draw:start-glue-point="3" draw:end-shape="id111" draw:end-glue-point="10" svg:d="M48600 82001l-1597-748" svg:viewBox="0 0 1598 749">
          <text:p/>
        </draw:connector>
        <draw:custom-shape draw:style-name="gr5" draw:text-style-name="P6" xml:id="id114" draw:id="id114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3" draw:start-glue-point="0" draw:end-shape="id114" draw:end-glue-point="9" svg:d="M13450 113598l-1323-1171" svg:viewBox="0 0 1324 1172">
          <text:p/>
        </draw:connector>
        <draw:g xml:id="id113" draw:id="id113">
          <draw:g>
            <draw:custom-shape draw:style-name="gr16" draw:text-style-name="P10" draw:layer="layout" svg:width="0.8cm" svg:height="0.3cm" svg:x="11.8cm" svg:y="113.6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3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4" draw:start-glue-point="5" draw:end-shape="id115" draw:end-glue-point="3" svg:d="M11773 112073l-1572-1674" svg:viewBox="0 0 1573 1675">
          <text:p/>
        </draw:connector>
        <draw:custom-shape draw:style-name="gr5" draw:text-style-name="P6" xml:id="id116" draw:id="id116" draw:layer="layout" svg:width="0.5cm" svg:height="0.5cm" svg:x="61.401cm" svg:y="2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layout" draw:type="line" svg:x1="59.8cm" svg:y1="29.95cm" svg:x2="61.401cm" svg:y2="29.951cm" draw:start-shape="id107" draw:start-glue-point="10" draw:end-shape="id116" draw:end-glue-point="6" svg:d="M59800 29950l1601 1" svg:viewBox="0 0 1602 2">
          <text:p text:style-name="P9"><text:span text:style-name="T3">Transfer</text:span></text:p>
        </draw:connector>
        <draw:g xml:id="id117" draw:id="id117">
          <draw:g>
            <draw:custom-shape draw:style-name="gr16" draw:text-style-name="P10" draw:layer="layout" svg:width="0.8cm" svg:height="0.3cm" svg:x="60.6cm" svg:y="31.9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1.4cm" svg:y="31.9cm">
              <text:p text:style-name="P9"><text:span text:style-name="T3">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0.6cm" svg:y="32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1.4cm" svg:y="32.2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0.6cm" svg:y="32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2.8cm" svg:y="32.802cm">
                <text:p text:style-name="P9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0.6cm" svg:y="32.8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61.7cm" svg:y="32.802cm">
                <text:p text:style-name="P9"><text:span text:style-name="T3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2.25cm" svg:y1="31.9cm" svg:x2="61.651cm" svg:y2="30.201cm" draw:start-shape="id117" draw:end-shape="id116" draw:end-glue-point="8" svg:d="M62250 31900l-599-1699" svg:viewBox="0 0 600 1700">
          <text:p/>
        </draw:connector>
        <draw:connector draw:style-name="gr21" draw:text-style-name="P10" draw:layer="layout" draw:type="curve" svg:x1="46.15cm" svg:y1="28.5cm" svg:x2="61.401cm" svg:y2="29.951cm" draw:start-shape="id105" draw:start-glue-point="8" draw:end-shape="id116" draw:end-glue-point="6" svg:d="M46150 28500c0 968 5083 1451 15251 1451" svg:viewBox="0 0 15252 14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19T15:34:00.417000000</dc:date>
    <meta:editing-duration>P1DT12H31M33S</meta:editing-duration>
    <meta:editing-cycles>220</meta:editing-cycles>
    <meta:print-date>2017-04-10T14:16:38.188000000</meta:print-date>
    <meta:document-statistic meta:object-count="1306"/>
  </office:meta>
</office:document-meta>
</file>